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0a01" officeooo:paragraph-rsid="001e0a01"/>
    </style:style>
    <style:style style:name="P2" style:family="paragraph" style:parent-style-name="Standard">
      <style:text-properties officeooo:rsid="001e0a01" officeooo:paragraph-rsid="00262b90"/>
    </style:style>
    <style:style style:name="P3" style:family="paragraph" style:parent-style-name="Standard">
      <style:text-properties officeooo:rsid="001e0a01" officeooo:paragraph-rsid="001e0a01"/>
    </style:style>
    <style:style style:name="P4" style:family="paragraph" style:parent-style-name="Standard">
      <style:text-properties officeooo:paragraph-rsid="0029986d"/>
    </style:style>
    <style:style style:name="P5" style:family="paragraph" style:parent-style-name="Standard">
      <style:text-properties officeooo:paragraph-rsid="002b232f"/>
    </style:style>
    <style:style style:name="T1" style:family="text">
      <style:text-properties officeooo:rsid="001eda10"/>
    </style:style>
    <style:style style:name="T2" style:family="text">
      <style:text-properties officeooo:rsid="001f27b1"/>
    </style:style>
    <style:style style:name="T3" style:family="text">
      <style:text-properties officeooo:rsid="00223a8a"/>
    </style:style>
    <style:style style:name="T4" style:family="text">
      <style:text-properties officeooo:rsid="0023afda"/>
    </style:style>
    <style:style style:name="T5" style:family="text">
      <style:text-properties fo:font-variant="normal" fo:text-transform="none" fo:color="#6a6a6a" style:font-name="arial" fo:font-size="12pt" fo:letter-spacing="normal" fo:font-style="normal" fo:font-weight="bold"/>
    </style:style>
    <style:style style:name="T6" style:family="text">
      <style:text-properties fo:font-style="normal" style:font-style-asian="normal" style:font-style-complex="normal"/>
    </style:style>
    <style:style style:name="T7" style:family="text">
      <style:text-properties officeooo:rsid="001e0a01"/>
    </style:style>
    <style:style style:name="T8" style:family="text">
      <style:text-properties fo:color="#000000"/>
    </style:style>
    <style:style style:name="T9" style:family="text">
      <style:text-properties fo:color="#000000" officeooo:rsid="0023af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1 Keras</text:p>
      <text:p text:style-name="P1"/>
      <text:p text:style-name="P4"><text:span text:style-name="T7"><text:tab/>Keras is a framework which supports fast prototyping of models with easy API to underlaying backend using low level Theano and TensorFlow. We can build entire CNN or Machine Learning models by listing individual layers of the model from prebuilt list of commands. </text:span>For most of models mentioned in \ref[<text:span text:style-name="T8">ch2_history_of_cnn</text:span>] which performed well in the <text:span text:style-name="Emphasis"><text:span text:style-name="T6">ILSVRC</text:span></text:span> competition there exists a model description in Keras.<text:span text:style-name="T1"> Models, which we will show how to load in Keras syntax in Code \ref[</text:span><text:span text:style-name="T8">code13_applications</text:span><text:span text:style-name="T1">], have weights available from learning on the large ImageNet dataset. This makes Keras perfect for our task, even for the feature transfer design we intend to use for our models.</text:span></text:p>
      <text:p text:style-name="P1"><text:tab/><text:span text:style-name="T2">Keras also has a training and testing API prepared to use models efficiently with good hardware support including computation on GPUs.</text:span></text:p>
      <text:p text:style-name="P1"/>
      <text:p text:style-name="P1">4.8.2. Metacentrum Project</text:p>
      <text:p text:style-name="P1"/>
      <text:p text:style-name="P2"><text:tab/><text:span text:style-name="T3">Metacentrum is a project supporting research groups including the academic research groups at our university. They provide a server cluster capable of running our experiments on wide array of machines with powerful hardware. We control the individual runs of experiments by special tasking and job queuing system, PBS Professional. We also make use of its storage units with image datasets containing many items and large feature files.</text:span></text:p>
      <text:p text:style-name="P5"><text:span text:style-name="T7"><text:tab/>See \ref[</text:span><text:span text:style-name="T9">ch5_metacentrum</text:span><text:span text:style-name="T4">] and Code \ref[</text:span><text:span text:style-name="T8">code_metacentrumscript</text:span><text:span text:style-name="T4">] for examples of scripts we use to queue jobs and experiment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1:16.630497018</meta:creation-date>
    <dc:date>2017-06-20T14:30:49.045201715</dc:date>
    <meta:editing-duration>PT18M49S</meta:editing-duration>
    <meta:editing-cycles>13</meta:editing-cycles>
    <meta:generator>LibreOffice/5.1.6.2$Linux_X86_64 LibreOffice_project/10m0$Build-2</meta:generator>
    <meta:document-statistic meta:table-count="0" meta:image-count="0" meta:object-count="0" meta:page-count="1" meta:paragraph-count="6" meta:word-count="217" meta:character-count="1413" meta:non-whitespace-character-count="1198"/>
  </office:meta>
</office:document-meta>
</file>